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0cm"/>
        </style:tab-stops>
      </style:paragraph-properties>
    </style:style>
    <style:style style:name="P8" style:family="paragraph" style:parent-style-name="Contents_20_1">
      <style:paragraph-properties>
        <style:tab-stops>
          <style:tab-stop style:position="0cm"/>
          <style:tab-stop style:position="3cm"/>
        </style:tab-stops>
      </style:paragraph-properties>
    </style:style>
    <style:style style:name="P9" style:family="paragraph" style:parent-style-name="List">
      <style:paragraph-properties fo:margin-left="2.999cm" fo:margin-right="0cm" fo:text-indent="-0.654cm" style:auto-text-indent="false">
        <style:tab-stops>
          <style:tab-stop style:position="0.665cm"/>
        </style:tab-stops>
      </style:paragraph-properties>
    </style:style>
    <style:style style:name="P10" style:family="paragraph" style:parent-style-name="List">
      <style:paragraph-properties fo:margin-top="0cm" fo:margin-bottom="0.212cm" fo:background-color="transparent">
        <style:background-image/>
      </style:paragraph-properties>
    </style:style>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Standard" style:master-page-name="Index">
      <style:paragraph-properties style:page-number="auto"/>
    </style:style>
    <style:style style:name="P14"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font-name="Optima" fo:font-size="10pt"/>
    </style:style>
    <style:style style:name="T6" style:family="text">
      <style:text-properties style:font-name="Optima" fo:font-size="10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phics2" text:anchor-type="paragraph" svg:x="0.019cm" svg:y="0.012cm" svg:width="2.545cm" svg:height="2.545cm" draw:z-index="0"><draw:image xlink:href="../lori.png" xlink:type="simple" xlink:show="embed" xlink:actuate="onLoad"/></draw:frame><draw:frame draw:style-name="fr1" draw:name="graphics3" text:anchor-type="paragraph" svg:x="8.765cm" svg:y="0.009cm" svg:width="8.814cm" svg:height="1.882cm" draw:z-index="1"><draw:image xlink:href="../inverse.jpg" xlink:type="simple" xlink:show="embed" xlink:actuate="onLoad"/></draw:frame></text:p>
      <text:p text:style-name="P2"/>
      <text:p text:style-name="P2"/>
      <text:p text:style-name="P2"/>
      <text:p text:style-name="P2"/>
      <text:p text:style-name="P2"/>
      <text:p text:style-name="P3"/>
      <text:p text:style-name="P5">Scalable OpenGroupware.org (SOGo)<text:line-break/> – Inverse Edition 1.0</text:p>
      <text:p text:style-name="P4">Mobile Devices Configuration Guide</text:p>
      <text:p text:style-name="P2"/>
      <text:p text:style-name="P13">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January 2009</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Chapter 1<text:tab/>About this Guide <text:s text:c="2"/><text:tab/>2</text:p>
          <text:p text:style-name="P8">Chapter 2<text:tab/>Introduction <text:s text:c="2"/><text:tab/>3</text:p>
          <text:p text:style-name="P8">Chapter 3<text:tab/>Installation <text:s text:c="2"/><text:tab/>4</text:p>
          <text:p text:style-name="P7">NextHaus SyncJe <text:s text:c="2"/><text:tab/>4</text:p>
          <text:p text:style-name="P7">Synthesis SyncML Client <text:s text:c="2"/><text:tab/>4</text:p>
          <text:p text:style-name="P7">Funambol SyncML Client <text:s text:c="2"/><text:tab/>5</text:p>
          <text:p text:style-name="P8">Chapter 4<text:tab/>Configuration <text:s text:c="2"/><text:tab/>6</text:p>
          <text:p text:style-name="P7">NextHaus SyncJe <text:s text:c="2"/><text:tab/>6</text:p>
          <text:p text:style-name="P7">Synthesis SyncML Client <text:s text:c="2"/><text:tab/>7</text:p>
          <text:p text:style-name="P7">Funambol SyncML Client <text:s text:c="2"/><text:tab/>8</text:p>
          <text:p text:style-name="P8">Chapter 5<text:tab/>Additional Information <text:s text:c="2"/><text:tab/>10</text:p>
          <text:p text:style-name="P8">Chapter 6<text:tab/>Commercial Support and Contact Information <text:s text:c="2"/><text:tab/>11</text:p>
          <text:p text:style-name="P8">Chapter 7<text:tab/>GNU Free Documentation License <text:s text:c="2"/><text:tab/>12</text:p>
        </text:index-body>
      </text:table-of-content>
      <text:p text:style-name="Standard"/>
      <text:h text:style-name="P11" text:outline-level="1">About this Guide</text:h>
      <text:p text:style-name="Standard">This guide will walk you through the installation and configuration of popular SyncML clients to be used with the Scalable OpenGroupware.org (SOGo) solution.</text:p>
      <text:p text:style-name="Standard">The instructions are based on version 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2" text:outline-level="1">Installation</text:h>
      <text:p text:style-name="Standard">This section will guide you through the installation of popular SyncML clients on various devices.</text:p>
      <text:h text:style-name="Heading_20_2" text:outline-level="2">NextHaus SyncJe</text:h>
      <text:p text:style-name="Standard">For BlackBerry and Apple iPhone devices, the recommended SyncML client is SyncJe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text:soft-page-break/>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h text:style-name="Heading_20_2" text:outline-level="2">Funambol SyncML Client</text:h>
      <text:p text:style-name="Standard">To synchronize mobile devices based on Microsoft Windows Mobile Smartphone or Windows Mobile PocketPC, you must identify which kind of device you have ("Smartphone" vs. "PocketPC") and download the appropriate client from :</text:p>
      <text:p text:style-name="Standard"><text:a xlink:type="simple" xlink:href="http://www.funambol.com/opensource/downloads.php">http://www.funambol.com/opensource/downloads.php</text:a></text:p>
      <text:p text:style-name="Standard">The version 6 GA or later is required. </text:p>
      <text:h text:style-name="P12" text:outline-level="1">Configuration</text:h>
      <text:p text:style-name="Standard">In this section, you'll learn how to configure the popular SyncML clients in order to fully synchronize your mobile device with SOGo.</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soft-page-break/><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oft-page-break/><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Funambol SyncML Client</text:h>
      <text:p text:style-name="Standard">Once the Funambol SyncML client is installed, start the application from your mobile device to configure it using the following steps :</text:p>
      <text:p text:style-name="P6"><text:tab/>From the <text:span text:style-name="T2">Tools</text:span> menu, choose <text:span text:style-name="T2">Options...:</text:span></text:p>
      <text:p text:style-name="P9">❏<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6">❏<text:tab/>Specify your username and password</text:p>
      <text:p text:style-name="P10">❏<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0">❏<text:tab/>Check <text:span text:style-name="T5">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0">❏<text:tab/>Check the <text:span text:style-name="T2">Tasks</text:span> check box and click on the <text:span text:style-name="T2">Details </text:span>button. The synchronization type is <text:span text:style-name="T2">two-way</text:span> and the <text:span text:style-name="T6">Remote</text:span><text:span text:style-name="T2"> name</text:span> is 'sogo-todo'. The data format is SIF.</text:p>
      <text:p text:style-name="P6">❏<text:tab/>Save the preferences.</text:p>
      <text:p text:style-name="Standard"/>
      <text:p text:style-name="Standard"><text:soft-page-break/>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P12"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35</meta:editing-cycles>
    <meta:editing-duration>PT01H34M24S</meta:editing-duration>
    <dc:date>2009-01-20T15:45:33</dc:date>
    <meta:document-statistic meta:table-count="0" meta:image-count="2" meta:object-count="0" meta:page-count="14" meta:paragraph-count="124" meta:word-count="1650" meta:character-count="10584"/>
    <meta:user-defined meta:name="Info 1"/>
    <meta:user-defined meta:name="Info 2"/>
    <meta:user-defined meta:name="Info 3"/>
    <meta:user-defined meta:name="Info 4"/>
  </office:meta>
</office:document-meta>
</file>